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3.229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6cm" svg:x="2.289cm" svg:y="8.6cm" presentation:class="title" presentation:user-transformed="true">
          <draw:text-box draw:corner-radius="0.12cm">
            <text:p text:style-name="P1">Delredovisning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3" draw:layer="layout" svg:width="23.911cm" svg:height="3.506cm" svg:x="2.4cm" svg:y="8.894cm" presentation:class="title" presentation:user-transformed="true">
          <draw:text-box>
            <text:p>Hur långt jag kommit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3" draw:layer="layout" svg:width="23.911cm" svg:height="3.506cm" svg:x="2.4cm" svg:y="8.894cm" presentation:class="title" presentation:user-transformed="true">
          <draw:text-box>
            <text:p>Hur långt jag kommit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3" draw:layer="layout" svg:width="23.911cm" svg:height="3.506cm" svg:x="2.058cm" svg:y="1.543cm" presentation:class="title">
          <draw:text-box>
            <text:p>Frågor till er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Finns det något ni stör er på i min app ang UI/UX? T.ex. färgval, typsnitt? Slacka gärna till mig.</text:p>
                <text:p/>
              </text:list-item>
              <text:list-item>
                <text:p>Jag vill att mina events ska visas i datumsordning och jag vet verkligen inte hur man gör. Har ni några idéer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3" draw:layer="layout" svg:width="23.911cm" svg:height="3.506cm" svg:x="2.4cm" svg:y="8.8cm" presentation:class="title" presentation:user-transformed="true">
          <draw:text-box>
            <text:p>Tack!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Ishav</dc:title>
    <dc:description>Grå bakgrund med kalla färgytor</dc:description>
    <meta:creation-date>2018-04-02T23:10:50.32</meta:creation-date>
    <dc:language>sv-SE</dc:language>
    <meta:editing-cycles>3</meta:editing-cycles>
    <meta:editing-duration>PT7M13S</meta:editing-duration>
    <meta:initial-creator>David Öhman</meta:initial-creator>
    <dc:date>2018-04-02T23:33:15.25</dc:date>
    <dc:creator>David Öhman</dc:creator>
    <meta:document-statistic meta:object-count="28"/>
    <meta:user-defined meta:name="Info 0"/>
    <meta:user-defined meta:name="Info 1"/>
    <meta:user-defined meta:name="Info 2"/>
    <meta:user-defined meta:name="Info 3"/>
    <meta:template xlink:type="simple" xlink:actuate="onRequest" xlink:title="Ishav" xlink:href="../../../../../Program%20Files%20(x86)/OpenOffice%204/share/template/sv/layout/lyt-cool.otp"/>
  </office:meta>
</office:document-meta>
</file>